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áticos de Soporte a la Colaboración y la Decisió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las </meta:initial-creator>
    <meta:creation-date>2021-01-28T09:15:47.24</meta:creation-date>
    <dc:date>2021-01-28T09:18:23.64</dc:date>
    <dc:creator>Aulas </dc:creator>
    <meta:editing-duration>PT2M38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" meta:word-count="10" meta:character-count="64"/>
  </office:meta>
</office:document-meta>
</file>